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27cm" fo:min-width="12.5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664cm"/>
      <style:paragraph-properties style:writing-mode="lr-tb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5cm" fo:min-width="1.663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227cm" fo:min-width="5.813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226cm" fo:min-width="5.813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45cm" fo:min-width="12.3cm"/>
      <style:paragraph-properties style:writing-mode="lr-tb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1.295cm" fo:min-width="5.58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26cm" fo:min-width="12.532cm"/>
      <style:paragraph-properties style:writing-mode="lr-tb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1.226cm" fo:min-width="5.814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857cm" fo:min-width="12.603cm"/>
      <style:paragraph-properties style:writing-mode="lr-tb"/>
    </style:style>
    <style:style style:name="gr11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1.429cm" fo:min-width="12.8cm" fo:padding-top="0.225cm" fo:padding-bottom="0.225cm" fo:padding-left="0.35cm" fo:padding-right="0.35cm" draw:shadow-opacity="0%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58cm" fo:min-width="12.603cm"/>
      <style:paragraph-properties style:writing-mode="lr-tb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858cm" fo:min-width="1.368cm"/>
      <style:paragraph-properties style:writing-mode="lr-tb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858cm" fo:min-width="1.261cm"/>
      <style:paragraph-properties style:writing-mode="lr-tb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858cm" fo:min-width="1.26cm"/>
      <style:paragraph-properties style:writing-mode="lr-tb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858cm" fo:min-width="1.262cm"/>
      <style:paragraph-properties style:writing-mode="lr-tb"/>
    </style:style>
    <style:style style:name="gr17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4.014cm" fo:min-width="12.721cm" fo:padding-top="0.225cm" fo:padding-bottom="0.225cm" fo:padding-left="0.35cm" fo:padding-right="0.35cm" draw:shadow-opacity="0%"/>
    </style:style>
    <style:style style:name="gr18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2.226cm" fo:min-width="12.487cm" fo:padding-top="0.225cm" fo:padding-bottom="0.225cm" fo:padding-left="0.35cm" fo:padding-right="0.35cm" draw:shadow-opacity="0%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857cm" fo:min-width="2.07cm"/>
      <style:paragraph-properties style:writing-mode="lr-tb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65cm" fo:min-width="12.453cm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2.133cm" fo:min-width="12.566cm" fo:padding-top="0.225cm" fo:padding-bottom="0.225cm" fo:padding-left="0.35cm" fo:padding-right="0.35cm" draw:shadow-opacity="0%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765cm" fo:min-width="12.455cm"/>
      <style:paragraph-properties style:writing-mode="lr-tb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857cm" fo:min-width="2.06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73cm" fo:min-width="12.5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29" style:family="graphic" style:parent-style-name="standard">
      <style:graphic-properties svg:stroke-width="0.2cm" svg:stroke-color="#000000" draw:marker-start-width="0.8cm" draw:marker-end-width="0.8cm" draw:fill="solid" draw:fill-color="#ffffff" draw:opacity="0%" draw:textarea-horizontal-align="justify" draw:textarea-vertical-align="middle" draw:auto-grow-height="false" fo:min-height="0.626cm" fo:min-width="12.887cm" fo:padding-top="0.225cm" fo:padding-bottom="0.225cm" fo:padding-left="0.35cm" fo:padding-right="0.35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-color="#00a65d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-color="#00a65d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solid" draw:fill-color="#ffffff" draw:opacity="0%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032cm" svg:height="1.477cm" svg:x="4.313cm" svg:y="24.747cm">
          <text:p text:style-name="P1"><text:span text:style-name="T1">Base SOE (RHEL 8 + 1 if up + attached raw H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4cm" svg:height="0.8cm" svg:x="4.582cm" svg:y="27.9cm">
          <text:p text:style-name="P1"><text:span text:style-name="T2">Manually</text:span></text:p>
          <text:p text:style-name="P1"><text:span text:style-name="T2">provisionn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63cm" svg:height="0.8cm" svg:x="6.998cm" svg:y="27.9cm">
          <text:p text:style-name="P1"><text:span text:style-name="T2">Iaa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13cm" svg:height="1.477cm" svg:x="4.287cm" svg:y="16.823cm">
          <text:p text:style-name="P1"><text:span text:style-name="T1">Virtualisation</text:span></text:p>
          <text:p text:style-name="P1"><text:span text:style-name="T1">capabilities 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13cm" svg:height="1.476cm" svg:x="10.887cm" svg:y="16.824cm">
          <text:p text:style-name="P1"><text:span text:style-name="T1">Hypervisor UI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8cm" svg:height="0.7cm" svg:x="4.3cm" svg:y="19cm">
          <text:p text:style-name="P1"><text:span text:style-name="T1">VP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084cm" svg:height="1.545cm" svg:x="11.216cm" svg:y="20.3cm">
          <text:p text:style-name="P1"><text:span text:style-name="T1">Additional Net I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032cm" svg:height="1.476cm" svg:x="4.313cm" svg:y="26.224cm">
          <text:p text:style-name="P1"><text:span text:style-name="T1">Physical lay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314cm" svg:height="1.476cm" svg:x="4.2cm" svg:y="20.3cm">
          <text:p text:style-name="P1"><text:span text:style-name="T1">Volume setup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3.103cm" svg:height="1.107cm" svg:x="4.242cm" svg:y="15.52cm">
          <text:p text:style-name="P1"><text:span text:style-name="T1">Vms network topolog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3.5cm" svg:height="1.879cm" svg:x="4cm" svg:y="20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3.103cm" svg:height="1.108cm" svg:x="4.242cm" svg:y="14.32cm">
          <text:p text:style-name="P1"><text:span text:style-name="T1">Internet services V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868cm" svg:height="1.108cm" svg:x="4.234cm" svg:y="9.891cm">
          <text:p text:style-name="P1"><text:span text:style-name="T1">DN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761cm" svg:height="1.108cm" svg:x="6.208cm" svg:y="9.891cm">
          <text:p text:style-name="P1"><text:span text:style-name="T1">DHCP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761cm" svg:height="1.108cm" svg:x="8.022cm" svg:y="9.891cm">
          <text:p text:style-name="P1"><text:span text:style-name="T1">Mail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761cm" svg:height="1.108cm" svg:x="9.836cm" svg:y="9.891cm">
          <text:p text:style-name="P1"><text:span text:style-name="T1">LDAP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76cm" svg:height="1.108cm" svg:x="11.65cm" svg:y="9.891cm">
          <text:p text:style-name="P1"><text:span text:style-name="T1">NF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761cm" svg:height="1.108cm" svg:x="13.476cm" svg:y="9.891cm">
          <text:p text:style-name="P1"><text:span text:style-name="T1">PX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762cm" svg:height="1.108cm" svg:x="15.315cm" svg:y="9.891cm">
          <text:p text:style-name="P1"><text:span text:style-name="T1">HTTPD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3.421cm" svg:height="4.464cm" svg:x="4.079cm" svg:y="14.1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3.187cm" svg:height="2.676cm" svg:x="4.079cm" svg:y="8.5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57cm" svg:height="1.107cm" svg:x="4.239cm" svg:y="8.692cm">
          <text:p text:style-name="P1"><text:span text:style-name="T1">antispam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.953cm" svg:height="1.015cm" svg:x="4.313cm" svg:y="23.548cm">
          <text:p text:style-name="P1"><text:span text:style-name="T1">RHEL Registr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.953cm" svg:height="1.015cm" svg:x="4.313cm" svg:y="22.348cm">
          <text:p text:style-name="P1"><text:span text:style-name="T1">Insight registr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3.266cm" svg:height="2.583cm" svg:x="4.155cm" svg:y="22.1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2.955cm" svg:height="1.015cm" svg:x="4.155cm" svg:y="12.752cm">
          <text:p text:style-name="P1"><text:span text:style-name="T1">RHEL Registr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2.955cm" svg:height="1.015cm" svg:x="4.155cm" svg:y="11.552cm">
          <text:p text:style-name="P1"><text:span text:style-name="T1">Insight registr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3.266cm" svg:height="2.583cm" svg:x="4cm" svg:y="11.3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57cm" svg:height="1.107cm" svg:x="6.892cm" svg:y="8.692cm">
          <text:p text:style-name="P1"><text:span text:style-name="T1">antivirus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2.569cm" svg:height="1.107cm" svg:x="9.541cm" svg:y="8.692cm">
          <text:p text:style-name="P1"><text:span text:style-name="T1">Mailing li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3.032cm" svg:height="0.923cm" svg:x="4.155cm" svg:y="7.4cm">
          <text:p text:style-name="P1"><text:span text:style-name="T1">Data migr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2.569cm" svg:height="1.107cm" svg:x="12.278cm" svg:y="8.692cm">
          <text:p text:style-name="P1"><text:span text:style-name="T1">Backup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297cm" svg:height="0.962cm" svg:x="1.629cm" svg:y="23cm">
          <draw:text-box>
            <text:p>redhat</text:p>
          </draw:text-box>
        </draw:frame>
        <draw:frame draw:style-name="gr26" draw:text-style-name="P7" draw:layer="layout" svg:width="2.085cm" svg:height="0.962cm" svg:x="1.841cm" svg:y="20.5cm">
          <draw:text-box>
            <text:p>pinfra</text:p>
          </draw:text-box>
        </draw:frame>
        <draw:frame draw:style-name="gr27" draw:text-style-name="P7" draw:layer="layout" svg:width="2.051cm" svg:height="0.962cm" svg:x="1.875cm" svg:y="15.1cm">
          <draw:text-box>
            <text:p>vinfra</text:p>
          </draw:text-box>
        </draw:frame>
        <draw:frame draw:style-name="gr28" draw:text-style-name="P7" draw:layer="layout" svg:width="2.826cm" svg:height="0.962cm" svg:x="1.1cm" svg:y="9.7cm">
          <draw:text-box>
            <text:p>services</text:p>
          </draw:text-box>
        </draw:frame>
        <draw:frame draw:style-name="gr25" draw:text-style-name="P7" draw:layer="layout" svg:width="2.297cm" svg:height="0.962cm" svg:x="1.629cm" svg:y="12.238cm">
          <draw:text-box>
            <text:p>redhat</text:p>
          </draw:text-box>
        </draw:frame>
        <draw:custom-shape draw:style-name="gr29" draw:text-style-name="P6" draw:layer="layout" svg:width="13.587cm" svg:height="1.076cm" svg:x="3.913cm" svg:y="18.8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2.826cm" svg:height="0.962cm" svg:x="1.1cm" svg:y="18.738cm">
          <draw:text-box>
            <text:p>servi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15:37:39.932820191</meta:creation-date>
    <dc:date>2020-05-23T15:06:59.457579018</dc:date>
    <meta:editing-duration>PT32M20S</meta:editing-duration>
    <meta:editing-cycles>10</meta:editing-cycles>
    <meta:generator>LibreOffice/6.4.4.2$Linux_X86_64 LibreOffice_project/3d775be2011f3886db32dfd395a6a6d1ca2630ff</meta:generator>
    <meta:document-statistic meta:object-count="39"/>
  </office:meta>
</office:document-meta>
</file>